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5.36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pip-100_items_NEO5-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 table:number-columns-repeated="6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 table:number-columns-repeated="6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style-name="ce5"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talk a lo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sharp tong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ld a grudg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easy to satisf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demands o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exacting in my work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get ma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anic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little to s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ar for the wors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like poetr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ess things up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threatened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art convers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ut others to piec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spec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treat from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feel bl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ten feel bl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inish what I st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heer people up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hirk my du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rry out my pla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lways prepar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hard to get to know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ste my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back a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friends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get irrita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a mess of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sult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orry about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like 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ntradic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 table:number-rows-repeated="1048471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5T17:20:42.453119706</dc:date>
    <meta:editing-duration>PT1H46M43S</meta:editing-duration>
    <meta:editing-cycles>10</meta:editing-cycles>
    <meta:document-statistic meta:table-count="1" meta:cell-count="522" meta:object-count="0"/>
  </office:meta>
</office:document-meta>
</file>